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560000030090900220.png"/>
  <manifest:file-entry manifest:media-type="image/png" manifest:full-path="Pictures/100000000000035B000002BE2A91A08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2.752cm" fo:margin-right="2.09cm" fo:text-indent="0cm" style:auto-text-indent="false">
        <style:tab-stops>
          <style:tab-stop style:position="12.515cm"/>
        </style:tab-stops>
      </style:paragraph-properties>
    </style:style>
    <style:style style:name="P2" style:family="paragraph" style:parent-style-name="Standard">
      <style:paragraph-properties fo:margin-left="0.423cm" fo:margin-right="0cm" fo:text-indent="0cm" style:auto-text-indent="false">
        <style:tab-stops>
          <style:tab-stop style:position="7.064cm"/>
          <style:tab-stop style:position="7.329cm"/>
          <style:tab-stop style:position="8.07cm"/>
        </style:tab-stops>
      </style:paragraph-properties>
      <style:text-properties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paragraph-properties fo:margin-left="0cm" fo:margin-right="0cm" fo:text-indent="0cm" style:auto-text-indent="false">
        <style:tab-stops>
          <style:tab-stop style:position="7.064cm"/>
          <style:tab-stop style:position="7.329cm"/>
          <style:tab-stop style:position="8.07cm"/>
        </style:tab-stops>
      </style:paragraph-properties>
      <style:text-properties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 style:master-page-name="">
      <style:paragraph-properties fo:margin-left="0cm" fo:margin-right="0cm" fo:text-indent="0cm" style:auto-text-indent="false" style:page-number="auto">
        <style:tab-stops>
          <style:tab-stop style:position="7.064cm"/>
          <style:tab-stop style:position="7.329cm"/>
          <style:tab-stop style:position="8.07cm"/>
        </style:tab-stops>
      </style:paragraph-properties>
      <style:text-properties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.609cm" fo:margin-right="0cm" fo:text-indent="0cm" style:auto-text-indent="false">
        <style:tab-stops>
          <style:tab-stop style:position="7.064cm"/>
          <style:tab-stop style:position="7.329cm"/>
          <style:tab-stop style:position="8.07cm"/>
        </style:tab-stops>
      </style:paragraph-properties>
      <style:text-properties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margin-left="2.752cm" fo:margin-right="2.09cm" fo:text-indent="0cm" style:auto-text-indent="false">
        <style:tab-stops>
          <style:tab-stop style:position="12.515cm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2.752cm" fo:margin-right="2.09cm" fo:text-indent="0cm" style:auto-text-indent="false">
        <style:tab-stops>
          <style:tab-stop style:position="12.515cm"/>
        </style:tab-stops>
      </style:paragraph-properties>
      <style:text-properties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 style:master-page-name="">
      <style:paragraph-properties fo:margin-left="2.752cm" fo:margin-right="2.09cm" fo:text-indent="0cm" style:auto-text-indent="false" style:page-number="auto">
        <style:tab-stops>
          <style:tab-stop style:position="12.515cm"/>
        </style:tab-stops>
      </style:paragraph-properties>
      <style:text-properties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 style:master-page-name="">
      <style:paragraph-properties fo:margin-left="0.556cm" fo:margin-right="2.09cm" fo:text-indent="0cm" style:auto-text-indent="false" style:page-number="auto">
        <style:tab-stops>
          <style:tab-stop style:position="12.515cm"/>
        </style:tab-stops>
      </style:paragraph-properties>
      <style:text-properties fo:font-variant="normal" fo:text-transform="none" fo:color="#000000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 fo:margin-left="0.423cm" fo:margin-right="0cm" fo:text-indent="0cm" style:auto-text-indent="false">
        <style:tab-stops>
          <style:tab-stop style:position="7.064cm"/>
          <style:tab-stop style:position="7.329cm"/>
          <style:tab-stop style:position="8.07cm"/>
        </style:tab-stops>
      </style:paragraph-properties>
      <style:text-properties fo:font-variant="normal" fo:text-transform="none" fo:color="#000000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margin-left="0.423cm" fo:margin-right="0cm" fo:text-indent="0cm" style:auto-text-indent="false">
        <style:tab-stops>
          <style:tab-stop style:position="7.064cm"/>
          <style:tab-stop style:position="7.329cm"/>
          <style:tab-stop style:position="8.07cm"/>
        </style:tab-stops>
      </style:paragraph-properties>
      <style:text-properties fo:font-variant="normal" fo:text-transform="none" fo:color="#000000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paragraph-properties fo:margin-left="0cm" fo:margin-right="0cm" fo:text-indent="0cm" style:auto-text-indent="false">
        <style:tab-stops>
          <style:tab-stop style:position="7.064cm"/>
          <style:tab-stop style:position="7.329cm"/>
          <style:tab-stop style:position="8.07cm"/>
        </style:tab-stops>
      </style:paragraph-properties>
      <style:text-properties fo:font-variant="normal" fo:text-transform="none" fo:color="#000000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margin-left="0.609cm" fo:margin-right="0cm" fo:text-indent="0cm" style:auto-text-indent="false">
        <style:tab-stops>
          <style:tab-stop style:position="7.064cm"/>
          <style:tab-stop style:position="7.329cm"/>
          <style:tab-stop style:position="8.07cm"/>
        </style:tab-stops>
      </style:paragraph-properties>
      <style:text-properties fo:font-variant="normal" fo:text-transform="none" fo:color="#000000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variant="normal" fo:text-transform="none" fo:color="#cc0000" fo:letter-spacing="normal"/>
    </style:style>
    <style:style style:name="T3" style:family="text">
      <style:text-properties fo:font-variant="normal" fo:text-transform="none" fo:color="#cc0000" style:font-name="Times New Roman" fo:font-size="14pt" fo:letter-spacing="normal" style:font-size-asian="14pt" style:font-size-complex="14pt"/>
    </style:style>
    <style:style style:name="T4" style:family="text">
      <style:text-properties fo:font-variant="normal" fo:text-transform="none" fo:color="#000000" style:font-name="Times New Roman" fo:font-size="14pt" fo:letter-spacing="normal" fo:font-weight="bold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fo:letter-spacing="normal"/>
    </style:style>
    <style:style style:name="T6" style:family="text">
      <style:text-properties fo:font-variant="normal" fo:text-transform="none" fo:color="#000000" fo:letter-spacing="normal" fo:font-weight="bold" style:font-weight-asian="bold" style:font-weight-complex="bold"/>
    </style:style>
    <style:style style:name="T7" style:family="text">
      <style:text-properties fo:font-variant="normal" fo:text-transform="none" fo:color="#000000" fo:font-size="14pt" fo:letter-spacing="normal" style:font-size-asian="14pt" style:font-size-complex="14pt"/>
    </style:style>
    <style:style style:name="T8" style:family="text">
      <style:text-properties fo:font-variant="normal" fo:text-transform="none" fo:color="#00cc00" fo:letter-spacing="normal"/>
    </style:style>
    <style:style style:name="T9" style:family="text">
      <style:text-properties fo:font-variant="normal" fo:text-transform="none" fo:color="#66ff66" fo:letter-spacing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Графический объект1" text:anchor-type="paragraph" svg:width="12.158cm" svg:height="9.936cm" draw:z-index="0"><draw:image xlink:href="Pictures/100000000000035B000002BE2A91A08F.png" xlink:type="simple" xlink:show="embed" xlink:actuate="onLoad"/></draw:frame><text:span text:style-name="T7"/></text:p>
      <text:p text:style-name="P7"><draw:frame draw:style-name="fr1" draw:name="Графический объект2" text:anchor-type="paragraph" svg:width="12.158cm" svg:height="6.835cm" draw:z-index="1"><draw:image xlink:href="Pictures/10000000000005560000030090900220.png" xlink:type="simple" xlink:show="embed" xlink:actuate="onLoad"/></draw:frame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Анастасия </meta:initial-creator>
    <meta:creation-date>2020-04-25T12:50:14.64</meta:creation-date>
    <dc:date>2020-04-26T12:42:24.08</dc:date>
    <dc:creator>Анастасия </dc:creator>
    <meta:editing-duration>PT31M9S</meta:editing-duration>
    <meta:editing-cycles>3</meta:editing-cycles>
    <meta:generator>OpenOffice/4.1.7$Win32 OpenOffice.org_project/417m1$Build-9800</meta:generator>
    <meta:document-statistic meta:table-count="0" meta:image-count="2" meta:object-count="0" meta:page-count="1" meta:paragraph-count="0" meta:word-count="0" meta:character-count="0"/>
  </office:meta>
</office:document-meta>
</file>